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62.81mm"/>
    </style:style>
    <style:style style:name="co3" style:family="table-column">
      <style:table-column-properties fo:break-before="auto" style:column-width="23.53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54.33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30.32mm"/>
    </style:style>
    <style:style style:name="co9" style:family="table-column">
      <style:table-column-properties fo:break-before="auto" style:column-width="17.2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14.09mm" fo:break-before="auto" style:use-optimal-row-height="false"/>
    </style:style>
    <style:style style:name="ro6" style:family="table-row">
      <style:table-row-properties style:row-height="14.29mm" fo:break-before="auto" style:use-optimal-row-height="fals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20.37mm" fo:break-before="auto" style:use-optimal-row-height="false"/>
    </style:style>
    <style:style style:name="ro9" style:family="table-row">
      <style:table-row-properties style:row-height="14.82mm" fo:break-before="auto" style:use-optimal-row-height="fals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25.4mm" fo:break-before="auto" style:use-optimal-row-height="false"/>
    </style:style>
    <style:style style:name="ro12" style:family="table-row">
      <style:table-row-properties style:row-height="23.55mm" fo:break-before="auto" style:use-optimal-row-height="false"/>
    </style:style>
    <style:style style:name="ro13" style:family="table-row">
      <style:table-row-properties style:row-height="30.96mm" fo:break-before="auto" style:use-optimal-row-height="false"/>
    </style:style>
    <style:style style:name="ro14" style:family="table-row">
      <style:table-row-properties style:row-height="32.01mm" fo:break-before="auto" style:use-optimal-row-height="false"/>
    </style:style>
    <style:style style:name="ro15" style:family="table-row">
      <style:table-row-properties style:row-height="34.93mm" fo:break-before="auto" style:use-optimal-row-height="false"/>
    </style:style>
    <style:style style:name="ro16" style:family="table-row">
      <style:table-row-properties style:row-height="40.48mm" fo:break-before="auto" style:use-optimal-row-height="false"/>
    </style:style>
    <style:style style:name="ro17" style:family="table-row">
      <style:table-row-properties style:row-height="37.57mm" fo:break-before="auto" style:use-optimal-row-height="false"/>
    </style:style>
    <style:style style:name="ro18" style:family="table-row">
      <style:table-row-properties style:row-height="36.51mm" fo:break-before="auto" style:use-optimal-row-height="false"/>
    </style:style>
    <style:style style:name="ro19" style:family="table-row">
      <style:table-row-properties style:row-height="22.75mm" fo:break-before="auto" style:use-optimal-row-height="false"/>
    </style:style>
    <style:style style:name="ro20" style:family="table-row">
      <style:table-row-properties style:row-height="21.43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5f_議員-表4-下半年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議員-表4-下半年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議員-表4-下半年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議員-表4-下半年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5f_BuiltIn_5f_Comma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議員-表4-下半年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一般_5f_議員-表4-下半年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議員-表4-下半年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64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5f_BuiltIn_5f_Comma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5f_BuiltIn_5f_Comma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議員-表4-下半年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議員-表4-下半年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1"/>
        <table:table-column table:style-name="co7" table:default-cell-style-name="ce19"/>
        <table:table-column table:style-name="co1" table:default-cell-style-name="ce11"/>
        <table:table-column table:style-name="co8" table:default-cell-style-name="ce11"/>
        <table:table-column table:style-name="co9" table:number-columns-repeated="248" table:default-cell-style-name="ce19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雲林縣政府100年度對議員所提地方建設建議事項處理明細表</text:p>
            </table:table-cell>
            <table:covered-table-cell table:number-columns-repeated="8" table:style-name="ce12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9" table:number-rows-spanned="1">
              <text:p>100年7月至12月止</text:p>
            </table:table-cell>
            <table:covered-table-cell table:number-columns-repeated="8" table:style-name="ce3"/>
            <table:table-cell table:number-columns-repeated="1015"/>
          </table:table-row>
          <table:table-row table:style-name="ro3">
            <table:table-cell table:style-name="ce1" office:value-type="string" calcext:value-type="string" table:number-columns-spanned="9" table:number-rows-spanned="1">
              <text:p><text:s/>(本表為半年報表)</text:p>
            </table:table-cell>
            <table:covered-table-cell table:number-columns-repeated="8" table:style-name="ce12"/>
            <table:table-cell table:number-columns-repeated="1015"/>
          </table:table-row>
          <table:table-row table:style-name="ro4">
            <table:table-cell table:style-name="ce3" office:value-type="string" calcext:value-type="string">
              <text:p>表4</text:p>
            </table:table-cell>
            <table:table-cell table:style-name="ce3" table:number-columns-repeated="4"/>
            <table:table-cell/>
            <table:table-cell table:style-name="ce39" table:number-columns-repeated="2"/>
            <table:table-cell table:style-name="ce3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5">
            <table:table-cell table:style-name="ce4" office:value-type="string" calcext:value-type="string" table:number-columns-spanned="1" table:number-rows-spanned="2">
              <text:p>議員姓名</text:p>
            </table:table-cell>
            <table:table-cell table:style-name="ce13" office:value-type="string" calcext:value-type="string" table:number-columns-spanned="1" table:number-rows-spanned="2">
              <text:p>建議項目及內容</text:p>
            </table:table-cell>
            <table:table-cell table:style-name="ce13" office:value-type="string" calcext:value-type="string" table:number-columns-spanned="1" table:number-rows-spanned="2">
              <text:p>建議地點</text:p>
            </table:table-cell>
            <table:table-cell table:style-name="ce13" office:value-type="string" calcext:value-type="string" table:number-columns-spanned="1" table:number-rows-spanned="2">
              <text:p>建議金額</text:p>
            </table:table-cell>
            <table:table-cell table:style-name="ce1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33"/>
            <table:covered-table-cell table:style-name="ce42"/>
            <table:table-cell table:number-columns-repeated="1015"/>
          </table:table-row>
          <table:table-row table:style-name="ro5">
            <table:covered-table-cell table:style-name="ce5"/>
            <table:covered-table-cell table:number-columns-repeated="3" table:style-name="ce14"/>
            <table:table-cell table:style-name="ce32" office:value-type="string" calcext:value-type="string">
              <text:p>核定金額</text:p>
            </table:table-cell>
            <table:table-cell table:style-name="ce34" office:value-type="string" calcext:value-type="string">
              <text:p>經費支用科目</text:p>
            </table:table-cell>
            <table:table-cell table:style-name="ce32" office:value-type="string" calcext:value-type="string">
              <text:p>主辦機關</text:p>
            </table:table-cell>
            <table:table-cell table:style-name="ce34" office:value-type="string" calcext:value-type="string">
              <text:p>有無公開招標</text:p>
            </table:table-cell>
            <table:table-cell table:style-name="ce34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6" office:value-type="string" calcext:value-type="string">
            <text:p>李明哲</text:p>
          </table:table-cell>
          <table:table-cell table:style-name="ce15" office:value-type="string" calcext:value-type="string">
            <text:p>145線七座里大廟前路口閃光改三色號誌</text:p>
          </table:table-cell>
          <table:table-cell table:style-name="ce20" office:value-type="string" calcext:value-type="string">
            <text:p>西螺鎮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明哲</text:p>
          </table:table-cell>
          <table:table-cell table:style-name="ce15" office:value-type="string" calcext:value-type="string">
            <text:p>145線與往經崙產道路增設閃光號誌</text:p>
          </table:table-cell>
          <table:table-cell table:style-name="ce20" office:value-type="string" calcext:value-type="string">
            <text:p>西螺鎮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周秀月</text:p>
          </table:table-cell>
          <table:table-cell table:style-name="ce15" office:value-type="string" calcext:value-type="string">
            <text:p>台1線延平路3段136號喬英紡織廠前路口增設閃光號誌</text:p>
          </table:table-cell>
          <table:table-cell table:style-name="ce20" office:value-type="string" calcext:value-type="string">
            <text:p>斗南鎮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廖清祥</text:p>
          </table:table-cell>
          <table:table-cell table:style-name="ce16" office:value-type="string" calcext:value-type="string">
            <text:p>東興與羅厝路口增設閃光號誌</text:p>
          </table:table-cell>
          <table:table-cell table:style-name="ce20" office:value-type="string" calcext:value-type="string">
            <text:p>崙背鄉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廖清祥</text:p>
          </table:table-cell>
          <table:table-cell table:style-name="ce16" office:value-type="string" calcext:value-type="string">
            <text:p>156線二崙與崙背交界處增設閃光號誌</text:p>
          </table:table-cell>
          <table:table-cell table:style-name="ce20" office:value-type="string" calcext:value-type="string">
            <text:p>二崙鄉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建昇</text:p>
          </table:table-cell>
          <table:table-cell table:style-name="ce16" office:value-type="string" calcext:value-type="string">
            <text:p>鎮北路278巷與雲51線路口增設三色號誌</text:p>
          </table:table-cell>
          <table:table-cell table:style-name="ce20" office:value-type="string" calcext:value-type="string">
            <text:p>斗六市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建昇</text:p>
          </table:table-cell>
          <table:table-cell table:style-name="ce16" office:value-type="string" calcext:value-type="string">
            <text:p>榴北里中興路竹圍3號橋北側增設閃光號誌</text:p>
          </table:table-cell>
          <table:table-cell table:style-name="ce20" office:value-type="string" calcext:value-type="string">
            <text:p>斗六市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王鐵道</text:p>
          </table:table-cell>
          <table:table-cell table:style-name="ce16" office:value-type="string" calcext:value-type="string">
            <text:p>156線永定路口增設閃光號誌</text:p>
          </table:table-cell>
          <table:table-cell table:style-name="ce20" office:value-type="string" calcext:value-type="string">
            <text:p>二崙鄉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江文登</text:p>
          </table:table-cell>
          <table:table-cell table:style-name="ce16" office:value-type="string" calcext:value-type="string">
            <text:p>斗六清潔隊前增設閃光號誌</text:p>
          </table:table-cell>
          <table:table-cell table:style-name="ce20" office:value-type="string" calcext:value-type="string">
            <text:p>斗六市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江文登</text:p>
          </table:table-cell>
          <table:table-cell table:style-name="ce16" office:value-type="string" calcext:value-type="string">
            <text:p>雲51線興貴村南聖宮前閃光改三色號誌</text:p>
          </table:table-cell>
          <table:table-cell table:style-name="ce20" office:value-type="string" calcext:value-type="string">
            <text:p>莿桐鄉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江文登</text:p>
          </table:table-cell>
          <table:table-cell table:style-name="ce15" office:value-type="string" calcext:value-type="string">
            <text:p>中華路、田單街口增設閃光號誌</text:p>
          </table:table-cell>
          <table:table-cell table:style-name="ce20" office:value-type="string" calcext:value-type="string">
            <text:p>斗六市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新丁</text:p>
          </table:table-cell>
          <table:table-cell table:style-name="ce15" office:value-type="string" calcext:value-type="string">
            <text:p>八德路、五間厝路口閃光改三色號誌</text:p>
          </table:table-cell>
          <table:table-cell table:style-name="ce20" office:value-type="string" calcext:value-type="string">
            <text:p>虎尾鎮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新丁</text:p>
          </table:table-cell>
          <table:table-cell table:style-name="ce15" office:value-type="string" calcext:value-type="string">
            <text:p>台19線57.3k古松路口增設閃光號誌</text:p>
          </table:table-cell>
          <table:table-cell table:style-name="ce20" office:value-type="string" calcext:value-type="string">
            <text:p>元長鄉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琨富</text:p>
          </table:table-cell>
          <table:table-cell table:style-name="ce15" office:value-type="string" calcext:value-type="string">
            <text:p>甘西村內路口增設閃光號誌</text:p>
          </table:table-cell>
          <table:table-cell table:style-name="ce20" office:value-type="string" calcext:value-type="string">
            <text:p>莿桐鄉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翁水上</text:p>
          </table:table-cell>
          <table:table-cell table:style-name="ce15" office:value-type="string" calcext:value-type="string">
            <text:p>155線與口庒路口增設三色號誌</text:p>
          </table:table-cell>
          <table:table-cell table:style-name="ce20" office:value-type="string" calcext:value-type="string">
            <text:p>北港鎮</text:p>
          </table:table-cell>
          <table:table-cell table:number-columns-repeated="2" table:style-name="ce20" office:value-type="float" office:value="500" calcext:value-type="float">
            <text:p>5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蔡岳儒</text:p>
          </table:table-cell>
          <table:table-cell table:style-name="ce15" office:value-type="string" calcext:value-type="string">
            <text:p>155線與雲161線路口增設閃光號誌</text:p>
          </table:table-cell>
          <table:table-cell table:style-name="ce20" office:value-type="string" calcext:value-type="string">
            <text:p>北港鎮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王士壬</text:p>
          </table:table-cell>
          <table:table-cell table:style-name="ce15" office:value-type="string" calcext:value-type="string">
            <text:p>馬光101線與雲88線王厝寮路口增設閃光號誌</text:p>
          </table:table-cell>
          <table:table-cell table:style-name="ce20" office:value-type="string" calcext:value-type="string">
            <text:p>土庫鎮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王士壬</text:p>
          </table:table-cell>
          <table:table-cell table:style-name="ce15" office:value-type="string" calcext:value-type="string">
            <text:p>馬光105線王厝寮路口增設閃光號誌</text:p>
          </table:table-cell>
          <table:table-cell table:style-name="ce20" office:value-type="string" calcext:value-type="string">
            <text:p>土庫鎮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秋敏</text:p>
          </table:table-cell>
          <table:table-cell table:style-name="ce15" office:value-type="string" calcext:value-type="string">
            <text:p>145線往吳厝及埒內三角路口增設閃光號誌</text:p>
          </table:table-cell>
          <table:table-cell table:style-name="ce20" office:value-type="string" calcext:value-type="string">
            <text:p>虎尾鎮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琨富</text:p>
          </table:table-cell>
          <table:table-cell table:style-name="ce15" office:value-type="string" calcext:value-type="string">
            <text:p>南京西路、保源二街岔口閃光改三色號誌</text:p>
          </table:table-cell>
          <table:table-cell table:style-name="ce20" office:value-type="string" calcext:value-type="string">
            <text:p>斗六市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瑞雄</text:p>
          </table:table-cell>
          <table:table-cell table:style-name="ce15" office:value-type="string" calcext:value-type="string">
            <text:p>平和橋路口增設三色號誌</text:p>
          </table:table-cell>
          <table:table-cell table:style-name="ce20" office:value-type="string" calcext:value-type="string">
            <text:p>虎尾鎮</text:p>
          </table:table-cell>
          <table:table-cell table:number-columns-repeated="2" table:style-name="ce20" office:value-type="float" office:value="500" calcext:value-type="float">
            <text:p>5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瑞雄</text:p>
          </table:table-cell>
          <table:table-cell table:style-name="ce15" office:value-type="string" calcext:value-type="string">
            <text:p>新生路、信義路口若瑟醫院復健出入口閃光改三色號誌</text:p>
          </table:table-cell>
          <table:table-cell table:style-name="ce20" office:value-type="string" calcext:value-type="string">
            <text:p>虎尾鎮</text:p>
          </table:table-cell>
          <table:table-cell table:number-columns-repeated="2" table:style-name="ce20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江文登</text:p>
          </table:table-cell>
          <table:table-cell table:style-name="ce16" office:value-type="string" calcext:value-type="string">
            <text:p>老騰坑護岸改善工程</text:p>
          </table:table-cell>
          <table:table-cell table:style-name="ce20" office:value-type="string" calcext:value-type="string">
            <text:p>古坑鄉</text:p>
          </table:table-cell>
          <table:table-cell table:number-columns-repeated="2" table:style-name="ce26" office:value-type="float" office:value="1000" calcext:value-type="float">
            <text:p>1,00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展程土木包工業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李建志、鐘俊興</text:p>
          </table:table-cell>
          <table:table-cell table:style-name="ce16" office:value-type="string" calcext:value-type="string">
            <text:p>林內鄉坪頂村82號旁產業道路改善工程及坪頂村農路改善工程、石仔坑頭農路改善工程</text:p>
          </table:table-cell>
          <table:table-cell table:style-name="ce20" office:value-type="string" calcext:value-type="string">
            <text:p>林內鄉、古坑鄉</text:p>
          </table:table-cell>
          <table:table-cell table:number-columns-repeated="2" table:style-name="ce26" office:value-type="float" office:value="1600" calcext:value-type="float">
            <text:p>1,60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展程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鐘俊興</text:p>
          </table:table-cell>
          <table:table-cell table:style-name="ce16" office:value-type="string" calcext:value-type="string">
            <text:p>棋盤、新庄村等農路改善工程</text:p>
          </table:table-cell>
          <table:table-cell table:style-name="ce20" office:value-type="string" calcext:value-type="string">
            <text:p>古坑鄉</text:p>
          </table:table-cell>
          <table:table-cell table:number-columns-repeated="2" table:style-name="ce26" office:value-type="float" office:value="2150" calcext:value-type="float">
            <text:p>2,15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川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鐘俊興</text:p>
          </table:table-cell>
          <table:table-cell table:style-name="ce16" office:value-type="string" calcext:value-type="string">
            <text:p>枋寮埔部落周邊農路改善及光山橋下護岸改善工程</text:p>
          </table:table-cell>
          <table:table-cell table:style-name="ce20" office:value-type="string" calcext:value-type="string">
            <text:p>古坑鄉</text:p>
          </table:table-cell>
          <table:table-cell table:number-columns-repeated="2" table:style-name="ce26" office:value-type="float" office:value="1350" calcext:value-type="float">
            <text:p>1,35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瑋林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聖爵、鐘俊興</text:p>
          </table:table-cell>
          <table:table-cell table:style-name="ce16" office:value-type="string" calcext:value-type="string">
            <text:p>檨仔坑護坡及桂林石槌農路改善工程</text:p>
          </table:table-cell>
          <table:table-cell table:style-name="ce20" office:value-type="string" calcext:value-type="string">
            <text:p>古坑鄉</text:p>
          </table:table-cell>
          <table:table-cell table:number-columns-repeated="2" table:style-name="ce26" office:value-type="float" office:value="2130" calcext:value-type="float">
            <text:p>2,13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盟達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河山</text:p>
          </table:table-cell>
          <table:table-cell table:style-name="ce16" office:value-type="string" calcext:value-type="string">
            <text:p>林內鄉林中村林內公園前邊坡改善工程</text:p>
          </table:table-cell>
          <table:table-cell table:style-name="ce20" office:value-type="string" calcext:value-type="string">
            <text:p>林內鄉</text:p>
          </table:table-cell>
          <table:table-cell table:number-columns-repeated="2" table:style-name="ce26" office:value-type="float" office:value="4000" calcext:value-type="float">
            <text:p>4,00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盟達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鐘俊興</text:p>
          </table:table-cell>
          <table:table-cell table:style-name="ce16" office:value-type="string" calcext:value-type="string">
            <text:p>圳頭坑農路改善工程</text:p>
          </table:table-cell>
          <table:table-cell table:style-name="ce20" office:value-type="string" calcext:value-type="string">
            <text:p>古坑鄉</text:p>
          </table:table-cell>
          <table:table-cell table:number-columns-repeated="2" table:style-name="ce26" office:value-type="float" office:value="1060" calcext:value-type="float">
            <text:p>1,06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川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沈銘恭、鐘俊興</text:p>
          </table:table-cell>
          <table:table-cell table:style-name="ce16" office:value-type="string" calcext:value-type="string">
            <text:p>華南地區及大頂農路改善工程</text:p>
          </table:table-cell>
          <table:table-cell table:style-name="ce20" office:value-type="string" calcext:value-type="string">
            <text:p>古坑鄉</text:p>
          </table:table-cell>
          <table:table-cell table:number-columns-repeated="2" table:style-name="ce26" office:value-type="float" office:value="885" calcext:value-type="float">
            <text:p>885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坤正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沈銘恭</text:p>
          </table:table-cell>
          <table:table-cell table:style-name="ce16" office:value-type="string" calcext:value-type="string">
            <text:p>車路坑、火路坑、黃德坑農路改善工程</text:p>
          </table:table-cell>
          <table:table-cell table:style-name="ce20" office:value-type="string" calcext:value-type="string">
            <text:p>古坑鄉</text:p>
          </table:table-cell>
          <table:table-cell table:number-columns-repeated="2" table:style-name="ce26" office:value-type="float" office:value="2706" calcext:value-type="float">
            <text:p>2,706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展程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王秋足</text:p>
          </table:table-cell>
          <table:table-cell table:style-name="ce16" office:value-type="string" calcext:value-type="string">
            <text:p>草嶺村隧道出口農路改善工程</text:p>
          </table:table-cell>
          <table:table-cell table:style-name="ce20" office:value-type="string" calcext:value-type="string">
            <text:p>古坑鄉</text:p>
          </table:table-cell>
          <table:table-cell table:number-columns-repeated="2" table:style-name="ce26" office:value-type="float" office:value="1800" calcext:value-type="float">
            <text:p>1,80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6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鄉林營造工程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鄭玲惠</text:p>
          </table:table-cell>
          <table:table-cell table:style-name="ce15" office:value-type="string" calcext:value-type="string">
            <text:p>西螺鎮立托兒所充實設備計畫</text:p>
          </table:table-cell>
          <table:table-cell table:style-name="ce20" office:value-type="string" calcext:value-type="string">
            <text:p>西螺鎮立托兒所</text:p>
          </table:table-cell>
          <table:table-cell table:number-columns-repeated="2" table:style-name="ce20" office:value-type="float" office:value="19.8" calcext:value-type="float">
            <text:p>19.8</text:p>
          </table:table-cell>
          <table:table-cell table:style-name="ce6" office:value-type="string" calcext:value-type="string">
            <text:p>小型零星工程款</text:p>
          </table:table-cell>
          <table:table-cell table:style-name="ce6" office:value-type="string" calcext:value-type="string">
            <text:p>西螺鎮公所</text:p>
          </table:table-cell>
          <table:table-cell table:style-name="ce6" office:value-type="string" calcext:value-type="string">
            <text:p>共同供應契約</text:p>
          </table:table-cell>
          <table:table-cell table:style-name="ce6" office:value-type="string" calcext:value-type="string">
            <text:p>台體實業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蔡東富</text:p>
          </table:table-cell>
          <table:table-cell table:style-name="ce16" office:value-type="string" calcext:value-type="string">
            <text:p>護欄及交通安全設施改善</text:p>
          </table:table-cell>
          <table:table-cell table:style-name="ce20" office:value-type="string" calcext:value-type="string">
            <text:p>斗南鎮</text:p>
          </table:table-cell>
          <table:table-cell table:number-columns-repeated="2" table:style-name="ce21" office:value-type="float" office:value="550" calcext:value-type="float">
            <text:p><text:s/>550 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晉笙營造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江文登</text:p>
          </table:table-cell>
          <table:table-cell table:style-name="ce16" office:value-type="string" calcext:value-type="string">
            <text:p>道路標誌標線改善</text:p>
          </table:table-cell>
          <table:table-cell table:style-name="ce20" office:value-type="string" calcext:value-type="string">
            <text:p>莿桐鄉</text:p>
          </table:table-cell>
          <table:table-cell table:number-columns-repeated="2" table:style-name="ce21" office:value-type="float" office:value="50" calcext:value-type="float">
            <text:p><text:s/>50 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峰頂工程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李明哲</text:p>
          </table:table-cell>
          <table:table-cell table:style-name="ce16" office:value-type="string" calcext:value-type="string">
            <text:p>道路標誌標線及交通安全設施改善</text:p>
          </table:table-cell>
          <table:table-cell table:style-name="ce20" office:value-type="string" calcext:value-type="string">
            <text:p>西螺鎮</text:p>
          </table:table-cell>
          <table:table-cell table:style-name="ce27" office:value-type="float" office:value="120" calcext:value-type="float">
            <text:p>120</text:p>
          </table:table-cell>
          <table:table-cell table:style-name="ce20" office:value-type="float" office:value="120" calcext:value-type="float">
            <text:p>120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峰頂工程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沈銘恭</text:p>
          </table:table-cell>
          <table:table-cell table:style-name="ce16" office:value-type="string" calcext:value-type="string">
            <text:p>道路路容維護清潔、割草</text:p>
          </table:table-cell>
          <table:table-cell table:style-name="ce20" office:value-type="string" calcext:value-type="string">
            <text:p>古坑鄉</text:p>
          </table:table-cell>
          <table:table-cell table:style-name="ce27" office:value-type="float" office:value="200" calcext:value-type="float">
            <text:p>200</text:p>
          </table:table-cell>
          <table:table-cell table:style-name="ce20" office:value-type="float" office:value="200" calcext:value-type="float">
            <text:p>200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萬長富工程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廖清祥</text:p>
          </table:table-cell>
          <table:table-cell table:style-name="ce15" office:value-type="string" calcext:value-type="string">
            <text:p>道路路面改善及路容維護清潔</text:p>
          </table:table-cell>
          <table:table-cell table:style-name="ce20" office:value-type="string" calcext:value-type="string">
            <text:p>二崙鄉</text:p>
          </table:table-cell>
          <table:table-cell table:number-columns-repeated="2" table:style-name="ce27" office:value-type="float" office:value="4245" calcext:value-type="float">
            <text:p>4,245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廣裕營造工程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林聖爵</text:p>
          </table:table-cell>
          <table:table-cell table:style-name="ce15" office:value-type="string" calcext:value-type="string">
            <text:p>道路路面及排水溝改善</text:p>
          </table:table-cell>
          <table:table-cell table:style-name="ce20" office:value-type="string" calcext:value-type="string">
            <text:p>斗六市</text:p>
          </table:table-cell>
          <table:table-cell table:style-name="ce27" office:value-type="float" office:value="350" calcext:value-type="float">
            <text:p>350</text:p>
          </table:table-cell>
          <table:table-cell table:style-name="ce20" office:value-type="float" office:value="350" calcext:value-type="float">
            <text:p>350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晉笙營造有限公司</text:p>
          </table:table-cell>
          <table:table-cell table:number-columns-repeated="1015"/>
        </table:table-row>
        <table:table-row table:style-name="ro11">
          <table:table-cell table:style-name="ce7" office:value-type="string" office:string-value="廖秋萍" calcext:value-type="string">
            <text:p><text:s/>廖秋萍 </text:p>
          </table:table-cell>
          <table:table-cell table:style-name="ce7" office:value-type="string" office:string-value="崙背鄉大有村、阿勸村道路改善工程等二件委託規劃設計及監造等工作" calcext:value-type="string">
            <text:p><text:s/>崙背鄉大有村、阿勸村道路改善工程等二件委託規劃設計及監造等工作 </text:p>
          </table:table-cell>
          <table:table-cell table:style-name="ce21" office:value-type="string" office:string-value="崙背鄉" calcext:value-type="string">
            <text:p><text:s/>崙背鄉 </text:p>
          </table:table-cell>
          <table:table-cell table:style-name="ce21" office:value-type="float" office:value="3500" calcext:value-type="float">
            <text:p><text:s/>3,500 </text:p>
          </table:table-cell>
          <table:table-cell table:style-name="ce21" office:value-type="float" office:value="3214" calcext:value-type="float">
            <text:p><text:s/>3,214 </text:p>
          </table:table-cell>
          <table:table-cell table:style-name="ce7" office:value-type="string" office:string-value="100年墊付款-資本門-其他公共工程-一般小型零星工程-設備及投資-公共建設及設施費" calcext:value-type="string">
            <text:p><text:s/>100年墊付款-資本門-其他公共工程-一般小型零星工程-設備及投資-公共建設及設施費 </text:p>
          </table:table-cell>
          <table:table-cell table:style-name="ce7" office:value-type="string" office:string-value="公共工程科" calcext:value-type="string">
            <text:p><text:s/>公共工程科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益勳營造有限公司" calcext:value-type="string">
            <text:p><text:s/>益勳營造有限公司 </text:p>
          </table:table-cell>
          <table:table-cell table:number-columns-repeated="1015"/>
        </table:table-row>
        <table:table-row table:style-name="ro12">
          <table:table-cell table:style-name="ce7" office:value-type="string" office:string-value="廖清祥" calcext:value-type="string">
            <text:p><text:s/>廖清祥 </text:p>
          </table:table-cell>
          <table:table-cell table:style-name="ce17" office:value-type="string" office:string-value="新虎尾溪一般廢棄物清理工程" calcext:value-type="string">
            <text:p><text:s/>新虎尾溪一般廢棄物清理工程 </text:p>
          </table:table-cell>
          <table:table-cell table:style-name="ce21" office:value-type="string" office:string-value="崙背鄉" calcext:value-type="string">
            <text:p><text:s/>崙背鄉 </text:p>
          </table:table-cell>
          <table:table-cell table:number-columns-repeated="2" table:style-name="ce21" office:value-type="float" office:value="10000" calcext:value-type="float">
            <text:p><text:s/>10,000 </text:p>
          </table:table-cell>
          <table:table-cell table:style-name="ce35" office:value-type="string" calcext:value-type="string">
            <text:p>98年度-水利工程-水利工程-設備及投資-公共建設及設施費</text:p>
            <text:p>99年度-水利工程-水利工程-設備及投資-公共建設及設施費</text:p>
          </table:table-cell>
          <table:table-cell table:style-name="ce7" office:value-type="string" office:string-value="水利處" calcext:value-type="string">
            <text:p><text:s/>水利處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國振營造工程有限公司" calcext:value-type="string">
            <text:p><text:s/>國振營造工程有限公司 </text:p>
          </table:table-cell>
          <table:table-cell table:number-columns-repeated="1015"/>
        </table:table-row>
        <table:table-row table:style-name="ro13">
          <table:table-cell table:style-name="ce7" office:value-type="string" office:string-value="陳瑞雄、蔡秋敏" calcext:value-type="string">
            <text:p><text:s/>陳瑞雄、蔡秋敏 </text:p>
          </table:table-cell>
          <table:table-cell table:style-name="ce17" office:value-type="string" office:string-value="縣道158甲土庫大橋過路箱涵改善工程" calcext:value-type="string">
            <text:p><text:s/>縣道158甲土庫大橋過路箱涵改善工程 </text:p>
          </table:table-cell>
          <table:table-cell table:style-name="ce21" office:value-type="string" office:string-value="虎尾鎮" calcext:value-type="string">
            <text:p><text:s/>虎尾鎮 </text:p>
          </table:table-cell>
          <table:table-cell table:number-columns-repeated="2" table:style-name="ce21" office:value-type="float" office:value="3000" calcext:value-type="float">
            <text:p><text:s/>3,000 </text:p>
          </table:table-cell>
          <table:table-cell table:style-name="ce35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<text:s/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水利處" calcext:value-type="string">
            <text:p><text:s/>水利處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新林營造有限公司" calcext:value-type="string">
            <text:p><text:s/>新林營造有限公司 </text:p>
          </table:table-cell>
          <table:table-cell table:number-columns-repeated="1015"/>
        </table:table-row>
        <table:table-row table:style-name="ro14">
          <table:table-cell table:style-name="ce7" office:value-type="string" office:string-value="沈明恭" calcext:value-type="string">
            <text:p><text:s/>沈明恭 </text:p>
          </table:table-cell>
          <table:table-cell table:style-name="ce17" office:value-type="string" office:string-value="斗南鎮東明里天元小築附近排水溝及護岸改善工程" calcext:value-type="string">
            <text:p><text:s/>斗南鎮東明里天元小築附近排水溝及護岸改善工程 </text:p>
          </table:table-cell>
          <table:table-cell table:style-name="ce21" office:value-type="string" office:string-value="斗南鎮" calcext:value-type="string">
            <text:p><text:s/>斗南鎮 </text:p>
          </table:table-cell>
          <table:table-cell table:number-columns-repeated="2" table:style-name="ce21" office:value-type="float" office:value="950" calcext:value-type="float">
            <text:p><text:s/>950 </text:p>
          </table:table-cell>
          <table:table-cell table:style-name="ce35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<text:s/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斗南鎮公所" calcext:value-type="string">
            <text:p><text:s/>斗南鎮公所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鴻翔土木包工業" calcext:value-type="string">
            <text:p><text:s/>鴻翔土木包工業 </text:p>
          </table:table-cell>
          <table:table-cell table:number-columns-repeated="1015"/>
        </table:table-row>
        <table:table-row table:style-name="ro14">
          <table:table-cell table:style-name="ce7" office:value-type="string" office:string-value="林逢錦" calcext:value-type="string">
            <text:p><text:s/>林逢錦 </text:p>
          </table:table-cell>
          <table:table-cell table:style-name="ce18" office:value-type="string" office:string-value="口湖鄉後厝村尖山大排左岸5號水門引道工程" calcext:value-type="string">
            <text:p><text:s/>口湖鄉後厝村尖山大排左岸5號水門引道工程 </text:p>
          </table:table-cell>
          <table:table-cell table:style-name="ce21" office:value-type="string" office:string-value="口湖鄉" calcext:value-type="string">
            <text:p><text:s/>口湖鄉 </text:p>
          </table:table-cell>
          <table:table-cell table:number-columns-repeated="2" table:style-name="ce21" office:value-type="float" office:value="1080" calcext:value-type="float">
            <text:p><text:s/>1,080 </text:p>
          </table:table-cell>
          <table:table-cell table:style-name="ce35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<text:s/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口湖鄉公所" calcext:value-type="string">
            <text:p><text:s/>口湖鄉公所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營達土木包工業" calcext:value-type="string">
            <text:p><text:s/>營達土木包工業 </text:p>
          </table:table-cell>
          <table:table-cell table:number-columns-repeated="1015"/>
        </table:table-row>
        <table:table-row table:style-name="ro14">
          <table:table-cell table:style-name="ce7" office:value-type="string" office:string-value="蔡孟真" calcext:value-type="string">
            <text:p><text:s/>蔡孟真 </text:p>
          </table:table-cell>
          <table:table-cell table:style-name="ce17" office:value-type="string" office:string-value="口湖鄉湖口村排水溝及護坡改善工程" calcext:value-type="string">
            <text:p><text:s/>口湖鄉湖口村排水溝及護坡改善工程 </text:p>
          </table:table-cell>
          <table:table-cell table:style-name="ce21" office:value-type="string" office:string-value="口湖鄉" calcext:value-type="string">
            <text:p><text:s/>口湖鄉 </text:p>
          </table:table-cell>
          <table:table-cell table:number-columns-repeated="2" table:style-name="ce28" office:value-type="float" office:value="1068" calcext:value-type="float">
            <text:p>1,068 </text:p>
          </table:table-cell>
          <table:table-cell table:style-name="ce35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<text:s/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口湖鄉公所" calcext:value-type="string">
            <text:p><text:s/>口湖鄉公所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啟暉土木包工業" calcext:value-type="string">
            <text:p><text:s/>啟暉土木包工業 </text:p>
          </table:table-cell>
          <table:table-cell table:number-columns-repeated="1015"/>
        </table:table-row>
        <table:table-row table:style-name="ro14">
          <table:table-cell table:style-name="ce7" office:value-type="string" office:string-value="蘇金煌" calcext:value-type="string">
            <text:p><text:s/>蘇金煌 </text:p>
          </table:table-cell>
          <table:table-cell table:style-name="ce17" office:value-type="string" office:string-value="台西海埔地南4路排水改善工程" calcext:value-type="string">
            <text:p><text:s/>台西海埔地南4路排水改善工程 </text:p>
          </table:table-cell>
          <table:table-cell table:style-name="ce21" office:value-type="string" office:string-value="台西鄉" calcext:value-type="string">
            <text:p><text:s/>台西鄉 </text:p>
          </table:table-cell>
          <table:table-cell table:number-columns-repeated="2" table:style-name="ce28" office:value-type="float" office:value="3588" calcext:value-type="float">
            <text:p>3,588 </text:p>
          </table:table-cell>
          <table:table-cell table:style-name="ce35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<text:s/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台西鄉公所" calcext:value-type="string">
            <text:p><text:s/>台西鄉公所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景遠土木包工業" calcext:value-type="string">
            <text:p><text:s/>景遠土木包工業 </text:p>
          </table:table-cell>
          <table:table-cell table:number-columns-repeated="1015"/>
        </table:table-row>
        <table:table-row table:style-name="ro15">
          <table:table-cell table:style-name="ce7" office:value-type="string" office:string-value="張素蘭" calcext:value-type="string">
            <text:p><text:s/>張素蘭 </text:p>
          </table:table-cell>
          <table:table-cell table:style-name="ce17" office:value-type="string" office:string-value="東庄寮部落北側排水改善工程" calcext:value-type="string">
            <text:p><text:s/>東庄寮部落北側排水改善工程 </text:p>
          </table:table-cell>
          <table:table-cell table:style-name="ce21" office:value-type="string" office:string-value="四湖鄉" calcext:value-type="string">
            <text:p><text:s/>四湖鄉 </text:p>
          </table:table-cell>
          <table:table-cell table:number-columns-repeated="2" table:style-name="ce21" office:value-type="float" office:value="2370" calcext:value-type="float">
            <text:p><text:s/>2,370 </text:p>
          </table:table-cell>
          <table:table-cell table:style-name="ce35" office:value-type="string" office:string-value="99年度-資本門-其他公共工程-一般小型零星工程-設備及投資-公共建設及設施費-99年辦理道路、水利、水土保持、遊憩景觀、綠化、社區改善、教育設施及其他零小型零星工程" calcext:value-type="string">
            <text:p><text:s/>99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四湖鄉公所" calcext:value-type="string">
            <text:p><text:s/>四湖鄉公所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松峰土木包工業" calcext:value-type="string">
            <text:p><text:s/>松峰土木包工業 </text:p>
          </table:table-cell>
          <table:table-cell table:number-columns-repeated="1015"/>
        </table:table-row>
        <table:table-row table:style-name="ro16">
          <table:table-cell table:style-name="ce7" office:value-type="string" office:string-value="張素蘭" calcext:value-type="string">
            <text:p><text:s/>張素蘭 </text:p>
          </table:table-cell>
          <table:table-cell table:style-name="ce17" office:value-type="string" office:string-value="四湖重劃區東庄寮西側農路排水改善工程" calcext:value-type="string">
            <text:p><text:s/>四湖重劃區東庄寮西側農路排水改善工程 </text:p>
          </table:table-cell>
          <table:table-cell table:style-name="ce21" office:value-type="string" office:string-value="四湖鄉" calcext:value-type="string">
            <text:p><text:s/>四湖鄉 </text:p>
          </table:table-cell>
          <table:table-cell table:number-columns-repeated="2" table:style-name="ce21" office:value-type="float" office:value="1800" calcext:value-type="float">
            <text:p><text:s/>1,800 </text:p>
          </table:table-cell>
          <table:table-cell table:style-name="ce35" office:value-type="string" office:string-value="99年度-資本門-其他公共工程-一般小型零星工程-設備及投資-公共建設及設施費-99年辦理道路、水利、水土保持、遊憩景觀、綠化、社區改善、教育設施及其他零小型零星工程" calcext:value-type="string">
            <text:p><text:s/>99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四湖鄉公所" calcext:value-type="string">
            <text:p><text:s/>四湖鄉公所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力石力美光明紅營造有限公司" calcext:value-type="string">
            <text:p><text:s/>力石力美光明紅營造有限公司 </text:p>
          </table:table-cell>
          <table:table-cell table:number-columns-repeated="1015"/>
        </table:table-row>
        <table:table-row table:style-name="ro17">
          <table:table-cell table:style-name="ce7" office:value-type="string" office:string-value="蔡孟真" calcext:value-type="string">
            <text:p><text:s/>蔡孟真 </text:p>
          </table:table-cell>
          <table:table-cell table:style-name="ce17" office:value-type="string" office:string-value="口湖鄉牛挑灣溪大排(西岸)防水牆應急工程" calcext:value-type="string">
            <text:p><text:s/>口湖鄉牛挑灣溪大排(西岸)防水牆應急工程 </text:p>
          </table:table-cell>
          <table:table-cell table:style-name="ce21" office:value-type="string" office:string-value="口湖鄉" calcext:value-type="string">
            <text:p><text:s/>口湖鄉 </text:p>
          </table:table-cell>
          <table:table-cell table:style-name="ce21" office:value-type="float" office:value="6500" calcext:value-type="float">
            <text:p><text:s/>6,500 </text:p>
          </table:table-cell>
          <table:table-cell table:style-name="ce21" office:value-type="float" office:value="1500" calcext:value-type="float">
            <text:p><text:s/>1,500 </text:p>
          </table:table-cell>
          <table:table-cell table:style-name="ce35" office:value-type="string" office:string-value="100年度--墊付款-資本門-其他公共工程-一般小型零星工程-設備及投資-公共建設及設施費-100年辦理道路、水利、水土保持、遊憩景觀、綠化、社區改善、教育設施及其他零小型零星工程" calcext:value-type="string">
            <text:p><text:s/>100年度--墊付款-資本門-其他公共工程-一般小型零星工程-設備及投資-公共建設及設施費-100年辦理道路、水利、水土保持、遊憩景觀、綠化、社區改善、教育設施及其他零小型零星工程 </text:p>
          </table:table-cell>
          <table:table-cell table:style-name="ce7" office:value-type="string" office:string-value="口湖鄉公所" calcext:value-type="string">
            <text:p><text:s/>口湖鄉公所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晟泰營造有限公司" calcext:value-type="string">
            <text:p><text:s/>晟泰營造有限公司 </text:p>
          </table:table-cell>
          <table:table-cell table:number-columns-repeated="1015"/>
        </table:table-row>
        <table:table-row table:style-name="ro18">
          <table:table-cell table:style-name="ce6" office:value-type="string" calcext:value-type="string">
            <text:p>廖清祥</text:p>
          </table:table-cell>
          <table:table-cell table:style-name="ce15" office:value-type="string" calcext:value-type="string">
            <text:p>排水溝修繕、防水遮陽設施及球館照明工程</text:p>
          </table:table-cell>
          <table:table-cell table:style-name="ce21" office:value-type="string" office:string-value="東南國中" calcext:value-type="string">
            <text:p><text:s/>東南國中 </text:p>
          </table:table-cell>
          <table:table-cell table:number-columns-repeated="2" table:style-name="ce21" office:value-type="float" office:value="3000" calcext:value-type="float">
            <text:p><text:s/>3,000 </text:p>
          </table:table-cell>
          <table:table-cell table:style-name="ce36" office:value-type="string" office:string-value="100年度－資本門－其他公共工程－一般小型零星工程－設備及投資－公共建設及設施費－100年辦理道路、水利、水土保持、遊憩景觀、社區改善-教育設施及其他零小型零星工程" calcext:value-type="string">
            <text:p><text:s/>100年度－資本門－其他公共工程－一般小型零星工程－設備及投資－公共建設及設施費－100年辦理道路、水利、水土保持、遊憩景觀、社區改善-教育設施及其他零小型零星工程 </text:p>
          </table:table-cell>
          <table:table-cell table:style-name="ce7" office:value-type="string" office:string-value="東南國中" calcext:value-type="string">
            <text:p><text:s/>東南國中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7" office:value-type="string" office:string-value="宇基營造有限公司" calcext:value-type="string">
            <text:p><text:s/>宇基營造有限公司 </text:p>
          </table:table-cell>
          <table:table-cell table:number-columns-repeated="1015"/>
        </table:table-row>
        <table:table-row table:style-name="ro19">
          <table:table-cell table:style-name="ce8" office:value-type="string" calcext:value-type="string">
            <text:p>黃燿煌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2" office:value-type="string" calcext:value-type="string">
            <text:p>東仁國中</text:p>
          </table:table-cell>
          <table:table-cell table:number-columns-repeated="2" table:style-name="ce29" office:value-type="float" office:value="199" calcext:value-type="float">
            <text:p>199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8" office:value-type="string" calcext:value-type="string">
            <text:p>東仁國中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19">
          <table:table-cell table:style-name="ce8" office:value-type="string" calcext:value-type="string">
            <text:p>黃燿煌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2" office:value-type="string" calcext:value-type="string">
            <text:p>褒忠國中</text:p>
          </table:table-cell>
          <table:table-cell table:number-columns-repeated="2" table:style-name="ce29" office:value-type="float" office:value="199" calcext:value-type="float">
            <text:p>199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8" office:value-type="string" calcext:value-type="string">
            <text:p>褒忠國中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19">
          <table:table-cell table:style-name="ce8" office:value-type="string" calcext:value-type="string">
            <text:p>黃燿煌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2" office:value-type="string" calcext:value-type="string">
            <text:p>台西國中</text:p>
          </table:table-cell>
          <table:table-cell table:number-columns-repeated="2" table:style-name="ce29" office:value-type="float" office:value="199" calcext:value-type="float">
            <text:p>199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8" office:value-type="string" calcext:value-type="string">
            <text:p>台西國中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19">
          <table:table-cell table:style-name="ce8" office:value-type="string" calcext:value-type="string">
            <text:p>黃燿煌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2" office:value-type="string" calcext:value-type="string">
            <text:p>元長國中</text:p>
          </table:table-cell>
          <table:table-cell table:number-columns-repeated="2" table:style-name="ce29" office:value-type="float" office:value="199" calcext:value-type="float">
            <text:p>199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8" office:value-type="string" calcext:value-type="string">
            <text:p>元長國中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林聖爵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梅林國小</text:p>
          </table:table-cell>
          <table:table-cell table:number-columns-repeated="2" table:style-name="ce29" office:value-type="float" office:value="145" calcext:value-type="float">
            <text:p>145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梅林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雲啟資訊有限公司" calcext:value-type="string">
            <text:p><text:s/>雲啟資訊有限公司 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沈宗隆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惠來國小</text:p>
          </table:table-cell>
          <table:table-cell table:number-columns-repeated="2" table:style-name="ce29" office:value-type="float" office:value="150" calcext:value-type="float">
            <text:p>15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惠來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創勝科技股份有限公司" calcext:value-type="string">
            <text:p><text:s/>創勝科技股份有限公司 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鄭玲惠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文興國小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文興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捷達數位系統股份有限公司" calcext:value-type="string">
            <text:p><text:s/>捷達數位系統股份有限公司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黃燿煌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大同國小</text:p>
          </table:table-cell>
          <table:table-cell table:number-columns-repeated="2" table:style-name="ce29" office:value-type="float" office:value="199" calcext:value-type="float">
            <text:p>199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大同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林聖爵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溪洲國小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溪洲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功學社樂器股份有限公司" calcext:value-type="string">
            <text:p><text:s/>功學社樂器股份有限公司 </text:p>
          </table:table-cell>
          <table:table-cell table:style-name="ce44" table:number-columns-repeated="1015"/>
        </table:table-row>
        <table:table-row table:style-name="ro20">
          <table:table-cell table:style-name="ce10" office:value-type="string" calcext:value-type="string">
            <text:p>江文登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4" office:value-type="string" calcext:value-type="string">
            <text:p>斗六國小</text:p>
          </table:table-cell>
          <table:table-cell table:number-columns-repeated="2" table:style-name="ce30" office:value-type="float" office:value="200" calcext:value-type="float">
            <text:p>2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40" office:value-type="string" calcext:value-type="string">
            <text:p>斗六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泰柏樂器股份有限公司" calcext:value-type="string">
            <text:p><text:s/>泰柏樂器股份有限公司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周秀月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九芎國小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九芎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玖泰室內裝潢工程行" calcext:value-type="string">
            <text:p><text:s/>玖泰室內裝潢工程行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王秋足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僑真國小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僑真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捷達數位系統股份有限公司" calcext:value-type="string">
            <text:p><text:s/>捷達數位系統股份有限公司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江文登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大美國小</text:p>
          </table:table-cell>
          <table:table-cell table:number-columns-repeated="2" table:style-name="ce29" office:value-type="float" office:value="99" calcext:value-type="float">
            <text:p>99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大美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富新電器有限公司" calcext:value-type="string">
            <text:p><text:s/>富新電器有限公司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沈宗隆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惠來國小</text:p>
          </table:table-cell>
          <table:table-cell table:number-columns-repeated="2" table:style-name="ce29" office:value-type="float" office:value="150" calcext:value-type="float">
            <text:p>15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惠來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創勝科技股份有限公司" calcext:value-type="string">
            <text:p><text:s/>創勝科技股份有限公司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鄭玲惠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大新國小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大新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捷達數位系統股份有限公司" calcext:value-type="string">
            <text:p><text:s/>捷達數位系統股份有限公司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鄭玲惠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文興國小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文興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捷達數位系統股份有限公司" calcext:value-type="string">
            <text:p><text:s/>捷達數位系統股份有限公司 </text:p>
          </table:table-cell>
          <table:table-cell table:number-columns-repeated="1015"/>
        </table:table-row>
        <table:table-row table:style-name="ro20">
          <table:table-cell table:style-name="ce9" office:value-type="string" calcext:value-type="string">
            <text:p>黃燿煌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3" office:value-type="string" calcext:value-type="string">
            <text:p>大同國小</text:p>
          </table:table-cell>
          <table:table-cell table:number-columns-repeated="2" table:style-name="ce29" office:value-type="float" office:value="199" calcext:value-type="float">
            <text:p>199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大同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億祥興有限公司" calcext:value-type="string">
            <text:p><text:s/>億祥興有限公司 </text:p>
          </table:table-cell>
          <table:table-cell table:number-columns-repeated="1015"/>
        </table:table-row>
        <table:table-row table:style-name="ro20">
          <table:table-cell table:style-name="ce8" office:value-type="string" calcext:value-type="string">
            <text:p>林聖爵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5" office:value-type="string" calcext:value-type="string">
            <text:p>石榴國小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8" office:value-type="string" calcext:value-type="string">
            <text:p>石榴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雲啟資訊有限公司" calcext:value-type="string">
            <text:p><text:s/>雲啟資訊有限公司 </text:p>
          </table:table-cell>
          <table:table-cell table:number-columns-repeated="1015"/>
        </table:table-row>
        <table:table-row table:style-name="ro20">
          <table:table-cell table:style-name="ce8" office:value-type="string" calcext:value-type="string">
            <text:p>江文登</text:p>
          </table:table-cell>
          <table:table-cell table:style-name="ce17" office:value-type="string" office:string-value="改善教學環境及設備" calcext:value-type="string">
            <text:p><text:s/>改善教學環境及設備 </text:p>
          </table:table-cell>
          <table:table-cell table:style-name="ce25" office:value-type="string" calcext:value-type="string">
            <text:p>莿桐國小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37" office:value-type="string" calcext:value-type="string">
            <text:p>100墊付款-資本門-其他公共工程-一般小型零星工程-設備及投資-資訊設備費</text:p>
          </table:table-cell>
          <table:table-cell table:style-name="ce8" office:value-type="string" calcext:value-type="string">
            <text:p>莿桐國小</text:p>
          </table:table-cell>
          <table:table-cell table:style-name="ce41" office:value-type="string" calcext:value-type="string">
            <text:p>共同供應契約</text:p>
          </table:table-cell>
          <table:table-cell table:style-name="ce38" office:value-type="string" office:string-value="采誠科技股份有限公司" calcext:value-type="string">
            <text:p><text:s/>采誠科技股份有限公司 </text:p>
          </table:table-cell>
          <table:table-cell table:number-columns-repeated="1015"/>
        </table:table-row>
        <table:table-row table:style-name="ro19">
          <table:table-cell table:style-name="ce7" office:value-type="string" office:string-value="林深" calcext:value-type="string">
            <text:p><text:s/>林深 </text:p>
          </table:table-cell>
          <table:table-cell table:style-name="ce17" office:value-type="string" office:string-value="教育部補助興建風雨教室工程配合款" calcext:value-type="string">
            <text:p><text:s/>教育部補助興建風雨教室工程配合款 </text:p>
          </table:table-cell>
          <table:table-cell table:style-name="ce21" office:value-type="string" office:string-value="豐安國小" calcext:value-type="string">
            <text:p><text:s/>豐安國小 </text:p>
          </table:table-cell>
          <table:table-cell table:number-columns-repeated="2" table:style-name="ce31" office:value-type="float" office:value="2000" calcext:value-type="float">
            <text:p><text:s/>2,000 </text:p>
          </table:table-cell>
          <table:table-cell table:style-name="ce38" office:value-type="string" office:string-value="工務處-一般小型零星工程-設備及投資-公共建設及設備費" calcext:value-type="string">
            <text:p><text:s/>工務處-一般小型零星工程-設備及投資-公共建設及設備費 </text:p>
          </table:table-cell>
          <table:table-cell table:style-name="ce7" office:value-type="string" office:string-value="豐安國小" calcext:value-type="string">
            <text:p><text:s/>豐安國小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38" office:value-type="string" office:string-value="凱登營造工程股份有限公司" calcext:value-type="string">
            <text:p><text:s/>凱登營造工程股份有限公司 </text:p>
          </table:table-cell>
          <table:table-cell table:number-columns-repeated="1015"/>
        </table:table-row>
        <table:table-row table:style-name="ro19">
          <table:table-cell table:style-name="ce7" office:value-type="string" office:string-value="林逢錦" calcext:value-type="string">
            <text:p><text:s/>林逢錦 </text:p>
          </table:table-cell>
          <table:table-cell table:style-name="ce17" office:value-type="string" office:string-value="北港鎮仁安里自行車步道設置健身運動設備及健康步道" calcext:value-type="string">
            <text:p><text:s/>北港鎮仁安里自行車步道設置健身運動設備及健康步道 </text:p>
          </table:table-cell>
          <table:table-cell table:style-name="ce21" office:value-type="string" office:string-value="北港鎮仁安里" calcext:value-type="string">
            <text:p><text:s/>北港鎮仁安里 </text:p>
          </table:table-cell>
          <table:table-cell table:number-columns-repeated="2" table:style-name="ce31" office:value-type="float" office:value="1000" calcext:value-type="float">
            <text:p><text:s/>1,000 </text:p>
          </table:table-cell>
          <table:table-cell table:style-name="ce38" office:value-type="string" office:string-value="工務處-一般小型零星工程-設備及投資-公共建設及設備費" calcext:value-type="string">
            <text:p><text:s/>工務處-一般小型零星工程-設備及投資-公共建設及設備費 </text:p>
          </table:table-cell>
          <table:table-cell table:style-name="ce7" office:value-type="string" office:string-value="北港鎮公所" calcext:value-type="string">
            <text:p><text:s/>北港鎮公所 </text:p>
          </table:table-cell>
          <table:table-cell table:style-name="ce7" office:value-type="string" office:string-value="公開招標" calcext:value-type="string">
            <text:p><text:s/>公開招標 </text:p>
          </table:table-cell>
          <table:table-cell table:style-name="ce38" office:value-type="string" office:string-value="宗盛營造有限公司" calcext:value-type="string">
            <text:p><text:s/>宗盛營造有限公司 </text:p>
          </table:table-cell>
          <table:table-cell table:number-columns-repeated="1015"/>
        </table:table-row>
        <table:table-row table:style-name="ro19">
          <table:table-cell table:style-name="ce7" office:value-type="string" office:string-value="江文登" calcext:value-type="string">
            <text:p><text:s/>江文登 </text:p>
          </table:table-cell>
          <table:table-cell table:style-name="ce17" office:value-type="string" office:string-value="購置籃球架板附灌籃球框等設備" calcext:value-type="string">
            <text:p><text:s/>購置籃球架板附灌籃球框等設備 </text:p>
          </table:table-cell>
          <table:table-cell table:style-name="ce21" office:value-type="string" office:string-value="樟湖國小" calcext:value-type="string">
            <text:p><text:s/>樟湖國小 </text:p>
          </table:table-cell>
          <table:table-cell table:number-columns-repeated="2" table:style-name="ce31" office:value-type="float" office:value="100" calcext:value-type="float">
            <text:p><text:s/>100 </text:p>
          </table:table-cell>
          <table:table-cell table:style-name="ce38" office:value-type="string" office:string-value="工務處-一般小型零星工程-設備及投資-公共建設及設備費" calcext:value-type="string">
            <text:p><text:s/>工務處-一般小型零星工程-設備及投資-公共建設及設備費 </text:p>
          </table:table-cell>
          <table:table-cell table:style-name="ce7" office:value-type="string" office:string-value="樟湖國小" calcext:value-type="string">
            <text:p><text:s/>樟湖國小 </text:p>
          </table:table-cell>
          <table:table-cell table:style-name="ce7" office:value-type="string" office:string-value="共同供應契約" calcext:value-type="string">
            <text:p><text:s/>共同供應契約 </text:p>
          </table:table-cell>
          <table:table-cell table:style-name="ce43" office:value-type="string" calcext:value-type="string">
            <text:p>喬山健康科技股份有限公司</text:p>
          </table:table-cell>
          <table:table-cell table:number-columns-repeated="1015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0" loext:min-decimal-places="0" number:min-integer-digits="1" number:grouping="true"/>
      <number:text> </number:text>
    </number:number-style>
    <number:number-style style:name="N165P0" style:volatile="true">
      <number:text>NT$</number:text>
      <number:number number:decimal-places="0" loext:min-decimal-places="0" number:min-integer-digits="1" number:grouping="true"/>
    </number:number-style>
    <number:number-style style:name="N165">
      <number:text>-NT$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NT$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NT$</number:text>
      <number:number number:decimal-places="2" loext:min-decimal-places="2" number:min-integer-digits="1" number:grouping="true"/>
    </number:number-style>
    <number:number-style style:name="N167">
      <number:text>-NT$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NT$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NT$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">
      <number:number number:decimal-places="1" loext:min-decimal-places="1" number:min-integer-digits="1"/>
      <number:text>%</number:text>
    </number:percentage-style>
    <number:number-style style:name="N17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1" loext:min-decimal-places="1" number:min-integer-digits="1" number:grouping="true"/>
      <number:text> </number:text>
    </number:number-style>
    <number:number-style style:name="N175">
      <number:number number:decimal-places="2" loext:min-decimal-places="2" number:min-integer-digits="1" number:grouping="true"/>
      <number:text> </number:text>
    </number:number-style>
    <number:number-style style:name="N176">
      <number:number number:decimal-places="3" loext:min-decimal-places="3" number:min-integer-digits="1" number:grouping="true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4" loext:min-decimal-places="4" number:min-integer-digits="1" number:grouping="true"/>
      <number:text> </number:text>
    </number:number-style>
    <number:number-style style:name="N179">
      <number:number number:decimal-places="2" loext:min-decimal-places="2" number:min-integer-digits="1" number:grouping="true" number:display-factor="1000"/>
    </number:number-style>
    <number:number-style style:name="N180">
      <number:number number:decimal-places="2" loext:min-decimal-places="2" number:min-integer-digits="1" number:grouping="true" number:display-factor="1000"/>
      <number:text> </number:text>
    </number:number-style>
    <number:number-style style:name="N181">
      <number:number number:decimal-places="3" loext:min-decimal-places="3" number:min-integer-digits="1" number:grouping="true" number:display-factor="1000"/>
      <number:text> </number:text>
    </number:number-style>
    <number:number-style style:name="N182P0" style:volatile="true"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3">
      <number:number number:decimal-places="3" loext:min-decimal-places="3" number:min-integer-digits="1" number:grouping="true" number:display-factor="1000"/>
    </number:number-style>
    <number:number-style style:name="N184">
      <number:number number:decimal-places="1" loext:min-decimal-places="1" number:min-integer-digits="1" number:grouping="true" number:display-factor="1000"/>
    </number:number-style>
    <number:number-style style:name="N185">
      <number:number number:decimal-places="0" loext:min-decimal-places="0" number:min-integer-digits="1" number:grouping="true" number:display-factor="1000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6P0"/>
    </number:number-style>
    <number:number-style style:name="N187">
      <number:number number:decimal-places="1" loext:min-decimal-places="1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8P0"/>
    </number:number-style>
    <number:number-style style:name="N18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2" loext:min-decimal-places="2" number:min-integer-digits="1"/>
      <number:text> </number:text>
    </number:number-style>
    <number:number-style style:name="N19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1P0"/>
    </number:number-style>
    <number:number-style style:name="N192P0" style:volatile="true">
      <number:number number:decimal-places="4" loext:min-decimal-places="4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number number:decimal-places="1" loext:min-decimal-places="1" number:min-integer-digits="1"/>
      <number:text> </number:text>
    </number:number-style>
    <number:number-style style:name="N193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">
      <number:number number:decimal-places="2" loext:min-decimal-places="2" number:min-integer-digits="1"/>
      <number:text> </number:text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">
      <style:text-properties fo:color="#ff0000"/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199">
      <number:number number:decimal-places="3" loext:min-decimal-places="3" number:min-integer-digits="1" number:grouping="true"/>
    </number:number-style>
    <number:number-style style:name="N200">
      <number:number number:decimal-places="1" loext:min-decimal-places="1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議員-表4-下半年" style:display-name="一般_議員-表4-下半年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5" style:display-name="標題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4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2.12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8T16:21:26</meta:creation-date>
    <dc:creator>03137</dc:creator>
    <dc:date>2012-02-20T14:14:20</dc:date>
    <meta:print-date>2012-02-20T10:17:35</meta:print-date>
    <meta:document-statistic meta:table-count="1" meta:cell-count="663" meta:object-count="0"/>
    <meta:generator>LibreOffice/5.1.5.2$Windows_x86 LibreOffice_project/7a864d8825610a8c07cfc3bc01dd4fce6a9447e5</meta:generator>
  </office:meta>
</office:document-meta>
</file>